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officeooo:rsid="0006fb41" officeooo:paragraph-rsid="0006fb41"/>
    </style:style>
    <style:style style:name="P2" style:family="paragraph" style:parent-style-name="Standard">
      <style:text-properties style:font-name="Verdana" officeooo:rsid="000a5dfc" officeooo:paragraph-rsid="000a5dfc"/>
    </style:style>
    <style:style style:name="P3" style:family="paragraph" style:parent-style-name="Standard">
      <style:text-properties style:font-name="Arial" officeooo:rsid="0022d83d" officeooo:paragraph-rsid="000cb60c"/>
    </style:style>
    <style:style style:name="P4" style:family="paragraph" style:parent-style-name="Standard">
      <style:text-properties style:font-name="Arial" officeooo:rsid="00292111" officeooo:paragraph-rsid="000cb60c"/>
    </style:style>
    <style:style style:name="P5" style:family="paragraph" style:parent-style-name="Standard">
      <style:paragraph-properties fo:margin-top="0in" fo:margin-bottom="0in" loext:contextual-spacing="false"/>
      <style:text-properties style:font-name="Verdana" officeooo:rsid="0007d60c" officeooo:paragraph-rsid="0007d60c"/>
    </style:style>
    <style:style style:name="P6" style:family="paragraph" style:parent-style-name="Standard">
      <style:paragraph-properties fo:margin-top="0in" fo:margin-bottom="0in" loext:contextual-spacing="false"/>
      <style:text-properties style:font-name="Verdana" officeooo:rsid="000a5dfc" officeooo:paragraph-rsid="000a5dfc"/>
    </style:style>
    <style:style style:name="P7" style:family="paragraph" style:parent-style-name="Standard">
      <style:paragraph-properties fo:margin-top="0in" fo:margin-bottom="0in" loext:contextual-spacing="false"/>
      <style:text-properties style:font-name="Arial" officeooo:rsid="002120b2" officeooo:paragraph-rsid="000c5b77"/>
    </style:style>
    <style:style style:name="P8" style:family="paragraph" style:parent-style-name="Standard">
      <style:paragraph-properties fo:margin-top="0in" fo:margin-bottom="0in" loext:contextual-spacing="false"/>
      <style:text-properties style:font-name="Arial" officeooo:rsid="00258d35" officeooo:paragraph-rsid="000c5b77"/>
    </style:style>
    <style:style style:name="P9" style:family="paragraph" style:parent-style-name="Standard">
      <style:paragraph-properties fo:margin-top="0in" fo:margin-bottom="0in" loext:contextual-spacing="false"/>
      <style:text-properties style:font-name="Arial" officeooo:rsid="00292111" officeooo:paragraph-rsid="000cb60c"/>
    </style:style>
    <style:style style:name="P10" style:family="paragraph" style:parent-style-name="Standard">
      <style:paragraph-properties fo:margin-top="0in" fo:margin-bottom="0in" loext:contextual-spacing="false"/>
      <style:text-properties style:font-name="Arial" officeooo:rsid="003a46e2" officeooo:paragraph-rsid="000d7d4f"/>
    </style:style>
    <style:style style:name="T1" style:family="text">
      <style:text-properties officeooo:rsid="0021f799"/>
    </style:style>
    <style:style style:name="T2" style:family="text">
      <style:text-properties officeooo:rsid="002fd629"/>
    </style:style>
    <style:style style:name="T3" style:family="text">
      <style:text-properties officeooo:rsid="000c5b77"/>
    </style:style>
    <style:style style:name="T4" style:family="text">
      <style:text-properties officeooo:rsid="003dedad"/>
    </style:style>
    <style:style style:name="T5" style:family="text">
      <style:text-properties officeooo:rsid="00273eac"/>
    </style:style>
    <style:style style:name="T6" style:family="text">
      <style:text-properties officeooo:rsid="0030b779"/>
    </style:style>
    <style:style style:name="T7" style:family="text">
      <style:text-properties officeooo:rsid="00311ae7"/>
    </style:style>
    <style:style style:name="T8" style:family="text">
      <style:text-properties officeooo:rsid="002921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8/2024</text:p>
      <text:p text:style-name="P1"/>
      <text:p text:style-name="P6">Some thoughts on the experience of being in a declining church</text:p>
      <text:p text:style-name="P6"/>
      <text:p text:style-name="P7">Is the decline of churches inevitable? Why should people become a part of a church <text:span text:style-name="T1">and maintain a faithful commitment</text:span>? <text:s/><text:span text:style-name="T3">T</text:span>he decline of a church is often driven by <text:span text:style-name="T2">a larger social and economic reality. Churches also fall into bad habits of governance. Together these factors drive the decline of a church.</text:span></text:p>
      <text:p text:style-name="P7"/>
      <text:p text:style-name="P8">Membership numbers dwindle because of normal life transitions. <text:span text:style-name="T4">Members age and people move away. </text:span>Ch<text:span text:style-name="T5">ur</text:span>ches enter a vicious cycle of program retrenchment that causes members to cease being involved which causes further retrenchment. <text:span text:style-name="T5">The church loses its essential calling and ability to function.</text:span></text:p>
      <text:p text:style-name="P8"/>
      <text:p text:style-name="P3">Governing bodies of churches <text:span text:style-name="T6">spend too much of their time</text:span> <text:span text:style-name="T6">o</text:span>n minor, if not trivial, concerns that belong to designated committees or staff <text:span text:style-name="T7">and ignore the church's strategic concerns. Such concerns include church growth and sustainability as well as broadening the church's demographic appeal. Another concern is exercising the required level of financial oversight.</text:span></text:p>
      <text:p text:style-name="P4">An ever smaller membership assumes a growing financial burden if the church isn't to continue to decline.</text:p>
      <text:p text:style-name="P9"/>
      <text:p text:style-name="P10">Churches have a special challenge in appealing to diverse demographics. Churches also neglect formal strategies for attracting and retaining members. <text:span text:style-name="T8">The decline of churches is inevitable, given the current environment. Decline, once launched, is very difficult to counter.</text:span></text:p>
      <text:p text:style-name="P1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52S</meta:editing-duration>
    <meta:editing-cycles>8</meta:editing-cycles>
    <meta:generator>LibreOffice/5.4.3.2$Windows_X86_64 LibreOffice_project/92a7159f7e4af62137622921e809f8546db437e5</meta:generator>
    <dc:date>2024-05-28T12:22:28.928000000</dc:date>
    <meta:document-statistic meta:table-count="0" meta:image-count="0" meta:object-count="0" meta:page-count="1" meta:paragraph-count="7" meta:word-count="216" meta:character-count="1412" meta:non-whitespace-character-count="1202"/>
    <meta:user-defined meta:name="Info 1"/>
    <meta:user-defined meta:name="Info 2"/>
    <meta:user-defined meta:name="Info 3"/>
    <meta:user-defined meta:name="Info 4"/>
  </office:meta>
</office:document-meta>
</file>